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solid" draw:fill-color="#ccffff" draw:textarea-horizontal-align="justify" draw:textarea-vertical-align="middle" draw:auto-grow-height="false" fo:min-height="0.931cm" fo:min-width="1.285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1.365cm" fo:min-width="2.715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cc" draw:textarea-horizontal-align="justify" draw:textarea-vertical-align="middle" draw:auto-grow-height="false" fo:min-height="0.253cm" fo:min-width="0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53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0.957cm" fo:min-width="1.793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solid" draw:fill-color="#ccffff" draw:textarea-horizontal-align="justify" draw:textarea-vertical-align="middle" draw:auto-grow-height="false" fo:min-height="0.932cm" fo:min-width="1.28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ffffcc" draw:textarea-horizontal-align="justify" draw:textarea-vertical-align="middle" draw:auto-grow-height="false" fo:min-height="0.254cm" fo:min-width="0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solid" draw:fill-color="#ccffff" draw:textarea-horizontal-align="justify" draw:textarea-vertical-align="middle" draw:auto-grow-height="false" fo:min-height="0.932cm" fo:min-width="1.283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54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126cm" fo:min-width="2.019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2.042cm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ccffff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943cm" svg:height="1.339cm" svg:x="4.639cm" svg:y="9.2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15cm" svg:height="1.615cm" svg:x="12.601cm" svg:y="6.798cm">
          <draw:text-box>
            <text:p><text:span text:style-name="T1">L</text:span><text:span text:style-name="T1">o</text:span><text:span text:style-name="T1">s</text:span><text:span text:style-name="T1">s</text:span></text:p>
          </draw:text-box>
        </draw:frame>
        <draw:g>
          <svg:title>TexMaths</svg:title>
          <svg:desc>32§display§f§svg§600§TRUE§</svg:desc>
          <draw:polygon draw:style-name="gr3" draw:text-style-name="P3" draw:layer="layout" svg:width="0.482cm" svg:height="0.685cm" svg:x="5.229cm" svg:y="9.471cm" svg:viewBox="0 0 483 686" draw:points="242,686 0,686 0,0 483,0 483,686">
            <text:p/>
          </draw:polygon>
          <draw:path draw:style-name="gr4" draw:text-style-name="P4" draw:layer="layout" svg:width="0.404cm" svg:height="0.704cm" svg:x="5.273cm" svg:y="9.46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5" draw:text-style-name="P5" xml:id="id1" draw:id="id1" draw:layer="layout" svg:width="0.691cm" svg:height="0.749cm" svg:x="5.178cm" svg:y="7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z_0§svg§600§TRUE§</svg:desc>
          <draw:polygon draw:style-name="gr3" draw:text-style-name="P3" draw:layer="layout" svg:width="0.423cm" svg:height="0.285cm" svg:x="5.407cm" svg:y="7.573cm" svg:viewBox="0 0 424 286" draw:points="213,286 0,286 0,0 424,0 424,286">
            <text:p/>
          </draw:polygon>
          <draw:path draw:style-name="gr4" draw:text-style-name="P4" draw:layer="layout" svg:width="0.209cm" svg:height="0.223cm" svg:x="5.428cm" svg:y="7.566cm" svg:viewBox="0 0 210 224" svg:d="M45 178c26-29 40-41 59-56 0-1 30-27 49-45 46-46 57-70 57-71 0-6-4-6-6-6s-4 1-7 6c-15 23-25 32-37 32s-17-9-26-17c-8-11-16-21-33-21-38 0-60 46-60 56 0 3 1 6 5 6s6-3 7-6c10-22 38-22 42-22 10 0 20 2 31 7 20 7 25 7 38 7-17 22-59 57-69 66l-45 40c-33 34-50 62-50 66s6 4 6 4c4 0 5 0 8-5 11-19 27-31 42-31 11 0 17 4 29 18 9 11 17 18 31 18 49 0 79-63 79-75 0-3-3-6-7-6-5 0-5 3-7 7-12 32-42 42-59 42-10 0-18-4-30-7-16-7-23-8-35-8 0 0-8 0-12 1z">
            <text:p/>
          </draw:path>
          <draw:path draw:style-name="gr4" draw:text-style-name="P4" draw:layer="layout" svg:width="0.16cm" svg:height="0.236cm" svg:x="5.653cm" svg:y="7.629cm" svg:viewBox="0 0 161 237" svg:d="M161 119c0-38-4-64-20-90-11-15-33-29-60-29-81 0-81 95-81 119 0 25 0 118 81 118 80 0 80-93 80-118zM81 227c-17 0-38-8-45-38-4-19-4-49-4-74s0-52 4-70c9-28 30-35 45-35 18 0 37 11 42 31 6 19 7 45 7 74 0 25 0 52-5 73-7 32-30 39-44 39z">
            <text:p/>
          </draw:path>
        </draw:g>
        <draw:connector draw:style-name="gr6" draw:text-style-name="P6" draw:layer="layout" svg:x1="5.524cm" svg:y1="8.066cm" svg:x2="5.53cm" svg:y2="9.069cm" draw:start-shape="id1" draw:start-glue-point="8" svg:d="M5524 8066v761h6v242" svg:viewBox="0 0 7 1004">
          <text:p/>
        </draw:connector>
        <draw:custom-shape draw:style-name="gr7" draw:text-style-name="P7" xml:id="id2" draw:id="id2" draw:layer="layout" svg:width="0.691cm" svg:height="0.751cm" svg:x="5.245cm" svg:y="11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a_0§svg§600§TRUE§</svg:desc>
          <draw:polygon draw:style-name="gr3" draw:text-style-name="P3" draw:layer="layout" svg:width="0.455cm" svg:height="0.285cm" svg:x="5.355cm" svg:y="11.899cm" svg:viewBox="0 0 456 286" draw:points="228,286 0,286 0,0 456,0 456,286">
            <text:p/>
          </draw:polygon>
          <draw:path draw:style-name="gr4" draw:text-style-name="P4" draw:layer="layout" svg:width="0.226cm" svg:height="0.223cm" svg:x="5.375cm" svg:y="11.892cm" svg:viewBox="0 0 227 224" svg:d="M165 32c-10-18-24-32-46-32-57 0-119 73-119 146 0 46 27 78 66 78 10 0 35-1 64-36 4 21 21 36 45 36 18 0 29-11 36-26 9-19 16-49 16-49 0-6-5-6-6-6-6 0-6 3-7 10-8 32-18 60-38 60-14 0-15-13-15-22 0-12 1-14 7-37 5-21 5-25 11-45l17-68c4-14 4-16 4-17 0-9-6-14-14-14-13 0-20 11-21 22zM133 160c-3 10-3 10-10 18-22 28-42 35-56 35-25 0-32-27-32-46 0-24 15-86 28-108 15-30 36-48 57-48 32 0 39 41 39 44 0 2-1 5-2 8z">
            <text:p/>
          </draw:path>
          <draw:path draw:style-name="gr4" draw:text-style-name="P4" draw:layer="layout" svg:width="0.16cm" svg:height="0.236cm" svg:x="5.632cm" svg:y="11.955cm" svg:viewBox="0 0 161 237" svg:d="M161 119c0-38-4-64-20-90-11-15-33-29-60-29-81 0-81 95-81 119 0 25 0 118 81 118 80 0 80-93 80-118zM81 227c-17 0-38-8-45-38-4-19-4-49-4-74s0-52 4-70c9-28 30-35 45-35 18 0 36 11 42 31 6 19 7 45 7 74 0 25 0 52-6 73-7 32-29 39-43 39z">
            <text:p/>
          </draw:path>
        </draw:g>
        <draw:connector draw:style-name="gr6" draw:text-style-name="P6" draw:layer="layout" svg:x1="5.591cm" svg:y1="11.643cm" svg:x2="5.61cm" svg:y2="10.543cm" draw:start-shape="id2" draw:start-glue-point="4" draw:end-shape="id3" draw:end-glue-point="2" svg:d="M5591 11643v-550h19v-550" svg:viewBox="0 0 20 1101">
          <text:p/>
        </draw:connector>
        <draw:connector draw:style-name="gr6" draw:text-style-name="P6" draw:layer="layout" svg:x1="5.534cm" svg:y1="5.994cm" svg:x2="5.524cm" svg:y2="7.317cm" draw:end-shape="id1" draw:end-glue-point="4" svg:d="M5534 5994v402h-10v921" svg:viewBox="0 0 11 1324">
          <text:p/>
        </draw:connector>
        <draw:custom-shape draw:style-name="gr7" draw:text-style-name="P7" draw:layer="layout" svg:width="0.694cm" svg:height="0.749cm" svg:x="1.948cm" svg:y="9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s_0§svg§600§TRUE§</svg:desc>
          <draw:polygon draw:style-name="gr3" draw:text-style-name="P3" draw:layer="layout" svg:width="0.426cm" svg:height="0.285cm" svg:x="2.084cm" svg:y="9.753cm" svg:viewBox="0 0 427 286" draw:points="213,286 0,286 0,0 427,0 427,286">
            <text:p/>
          </draw:polygon>
          <draw:path draw:style-name="gr4" draw:text-style-name="P4" draw:layer="layout" svg:width="0.181cm" svg:height="0.223cm" svg:x="2.109cm" svg:y="9.746cm" svg:viewBox="0 0 182 224" svg:d="M168 34c-14 0-24 11-24 22 0 7 4 14 16 14 11 0 22-8 22-28 0-21-21-42-59-42-66 0-84 50-84 73 0 38 38 46 52 49 25 4 52 10 52 38 0 12-11 53-72 53-7 0-44 0-56-25 19 1 31-13 31-27 0-11-8-17-18-17-13 0-28 10-28 33 0 28 28 47 71 47 80 0 100-60 100-81 0-18-10-31-16-36-14-14-28-17-50-21-17-5-36-7-36-30 0-15 11-45 54-45 13 0 38 3 45 23z">
            <text:p/>
          </draw:path>
          <draw:path draw:style-name="gr4" draw:text-style-name="P4" draw:layer="layout" svg:width="0.16cm" svg:height="0.236cm" svg:x="2.332cm" svg:y="9.809cm" svg:viewBox="0 0 161 237" svg:d="M161 119c0-38-4-64-20-90-11-15-33-29-60-29-81 0-81 95-81 119 0 25 0 118 81 118 80 0 80-93 80-118zM81 227c-17 0-38-8-45-38-4-19-4-49-4-74s0-52 4-70c9-28 30-35 45-35 18 0 37 11 42 31 6 19 7 45 7 74 0 25 0 52-5 73-7 32-30 39-44 39z">
            <text:p/>
          </draw:path>
        </draw:g>
        <draw:custom-shape draw:style-name="gr8" draw:text-style-name="P6" xml:id="id4" draw:id="id4" draw:layer="layout" svg:width="2.453cm" svg:height="1.367cm" svg:x="1.062cm" svg:y="9.1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3.515cm" svg:y1="9.874cm" svg:x2="4.639cm" svg:y2="9.873cm" draw:start-shape="id4" draw:start-glue-point="1" draw:end-shape="id3" draw:end-glue-point="3" svg:d="M3515 9874h562v-1h562" svg:viewBox="0 0 1125 2">
          <text:p/>
        </draw:connector>
        <draw:connector draw:style-name="gr6" draw:text-style-name="P6" draw:layer="layout" svg:x1="6.582cm" svg:y1="9.873cm" svg:x2="8.247cm" svg:y2="9.89cm" draw:start-shape="id3" draw:start-glue-point="1" svg:d="M6582 9873h1092v17h573" svg:viewBox="0 0 1666 18">
          <text:p/>
        </draw:connector>
        <draw:custom-shape draw:style-name="gr9" draw:text-style-name="P1" xml:id="id7" draw:id="id7" draw:layer="layout" svg:width="1.942cm" svg:height="1.34cm" svg:x="12.652cm" svg:y="9.2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13.242cm" svg:y="9.522cm" svg:viewBox="0 0 483 686" draw:points="242,686 0,686 0,0 483,0 483,686">
            <text:p/>
          </draw:polygon>
          <draw:path draw:style-name="gr4" draw:text-style-name="P4" draw:layer="layout" svg:width="0.404cm" svg:height="0.704cm" svg:x="13.286cm" svg:y="9.511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0" draw:text-style-name="P5" xml:id="id5" draw:id="id5" draw:layer="layout" svg:width="0.69cm" svg:height="0.75cm" svg:x="13.193cm" svg:y="7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3.538cm" svg:y1="8.068cm" svg:x2="13.542cm" svg:y2="9.07cm" draw:start-shape="id5" draw:start-glue-point="8" svg:d="M13538 8068v761h4v241" svg:viewBox="0 0 5 1003">
          <text:p/>
        </draw:connector>
        <draw:custom-shape draw:style-name="gr7" draw:text-style-name="P7" xml:id="id6" draw:id="id6" draw:layer="layout" svg:width="0.69cm" svg:height="0.751cm" svg:x="13.259cm" svg:y="11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3.604cm" svg:y1="11.644cm" svg:x2="13.623cm" svg:y2="10.595cm" draw:start-shape="id6" draw:start-glue-point="4" draw:end-shape="id7" draw:end-glue-point="2" svg:d="M13604 11644v-524h19v-525" svg:viewBox="0 0 20 1050">
          <text:p/>
        </draw:connector>
        <draw:connector draw:style-name="gr6" draw:text-style-name="P6" draw:layer="layout" svg:x1="13.552cm" svg:y1="5.997cm" svg:x2="13.538cm" svg:y2="7.318cm" draw:end-shape="id5" draw:end-glue-point="4" svg:d="M13552 5997v402h-14v919" svg:viewBox="0 0 15 1322">
          <text:p/>
        </draw:connector>
        <draw:connector draw:style-name="gr6" draw:text-style-name="P6" draw:layer="layout" svg:x1="10.793cm" svg:y1="9.925cm" svg:x2="12.652cm" svg:y2="9.925cm" draw:start-shape="id8" draw:start-glue-point="1" draw:end-shape="id7" draw:end-glue-point="3" svg:d="M10793 9925h1859" svg:viewBox="0 0 1860 1">
          <text:p/>
        </draw:connector>
        <draw:connector draw:style-name="gr6" draw:text-style-name="P6" draw:layer="layout" svg:x1="14.594cm" svg:y1="9.925cm" svg:x2="16.261cm" svg:y2="9.891cm" draw:start-shape="id7" draw:start-glue-point="1" svg:d="M14594 9925h1093v-34h574" svg:viewBox="0 0 1668 35">
          <text:p/>
        </draw:connector>
        <draw:custom-shape draw:style-name="gr11" draw:text-style-name="P1" xml:id="id11" draw:id="id11" draw:layer="layout" svg:width="1.941cm" svg:height="1.34cm" svg:x="20.383cm" svg:y="9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20.973cm" svg:y="9.474cm" svg:viewBox="0 0 483 686" draw:points="242,686 0,686 0,0 483,0 483,686">
            <text:p/>
          </draw:polygon>
          <draw:path draw:style-name="gr4" draw:text-style-name="P4" draw:layer="layout" svg:width="0.404cm" svg:height="0.704cm" svg:x="21.017cm" svg:y="9.463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0" draw:text-style-name="P5" xml:id="id9" draw:id="id9" draw:layer="layout" svg:width="0.69cm" svg:height="0.75cm" svg:x="20.924cm" svg:y="7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21.269cm" svg:y1="8.069cm" svg:x2="21.274cm" svg:y2="9.071cm" draw:start-shape="id9" draw:start-glue-point="8" svg:d="M21269 8069v761h5v241" svg:viewBox="0 0 6 1003">
          <text:p/>
        </draw:connector>
        <draw:custom-shape draw:style-name="gr7" draw:text-style-name="P7" xml:id="id10" draw:id="id10" draw:layer="layout" svg:width="0.691cm" svg:height="0.751cm" svg:x="20.989cm" svg:y="11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21.335cm" svg:y1="11.645cm" svg:x2="21.353cm" svg:y2="10.546cm" draw:start-shape="id10" draw:start-glue-point="4" draw:end-shape="id11" draw:end-glue-point="2" svg:d="M21335 11645v-549h18v-550" svg:viewBox="0 0 19 1100">
          <text:p/>
        </draw:connector>
        <draw:connector draw:style-name="gr6" draw:text-style-name="P6" draw:layer="layout" svg:x1="21.285cm" svg:y1="5.998cm" svg:x2="21.269cm" svg:y2="7.319cm" draw:end-shape="id9" draw:end-glue-point="4" svg:d="M21285 5998v402h-16v919" svg:viewBox="0 0 17 1322">
          <text:p/>
        </draw:connector>
        <draw:connector draw:style-name="gr6" draw:text-style-name="P6" draw:layer="layout" svg:x1="22.324cm" svg:y1="9.876cm" svg:x2="23.993cm" svg:y2="9.893cm" draw:start-shape="id11" draw:start-glue-point="1" svg:d="M22324 9876h1094v17h575" svg:viewBox="0 0 1670 18">
          <text:p/>
        </draw:connector>
        <draw:connector draw:style-name="gr6" draw:text-style-name="P6" draw:layer="layout" svg:x1="18.715cm" svg:y1="9.891cm" svg:x2="20.383cm" svg:y2="9.876cm" draw:end-shape="id11" draw:end-glue-point="3" svg:d="M18715 9891h575v-15h1093" svg:viewBox="0 0 1669 16">
          <text:p/>
        </draw:connector>
        <draw:custom-shape draw:style-name="gr12" draw:text-style-name="P7" draw:layer="layout" svg:width="0.694cm" svg:height="0.75cm" svg:x="9.227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_1§svg§600§TRUE§</svg:desc>
          <draw:polygon draw:style-name="gr3" draw:text-style-name="P3" draw:layer="layout" svg:width="0.426cm" svg:height="0.403cm" svg:x="9.348cm" svg:y="9.743cm" svg:viewBox="0 0 427 404" draw:points="213,404 0,404 0,0 427,0 427,404">
            <text:p/>
          </draw:polygon>
          <draw:path draw:style-name="gr4" draw:text-style-name="P4" draw:layer="layout" svg:width="0.164cm" svg:height="0.047cm" svg:x="9.408cm" svg:y="9.742cm" svg:viewBox="0 0 165 48" svg:d="M165 7l-8-7c0 0-18 24-41 24-11 0-24-7-32-13-13-7-22-11-31-11-18 0-28 11-53 39l8 9c0-2 19-26 41-26 11 0 24 9 32 13 13 8 23 13 31 13 18 0 28-12 53-41z">
            <text:p/>
          </draw:path>
          <draw:path draw:style-name="gr4" draw:text-style-name="P4" draw:layer="layout" svg:width="0.181cm" svg:height="0.223cm" svg:x="9.373cm" svg:y="9.854cm" svg:viewBox="0 0 182 224" svg:d="M168 34c-14 0-24 11-24 22 0 7 4 14 16 14 11 0 22-8 22-28 0-21-21-42-59-42-66 0-84 50-84 73 0 38 38 46 52 49 25 4 52 10 52 38 0 12-11 53-72 53-7 0-44 0-56-25 19 1 31-13 31-27 0-11-8-17-18-17-13 0-28 10-28 33 0 28 28 47 71 47 80 0 100-60 100-81 0-18-10-31-16-36-14-15-28-17-50-22-17-4-36-7-36-29 0-15 11-45 54-45 13 0 38 3 45 23z">
            <text:p/>
          </draw:path>
          <draw:path draw:style-name="gr4" draw:text-style-name="P4" draw:layer="layout" svg:width="0.126cm" svg:height="0.229cm" svg:x="9.615cm" svg:y="9.916cm" svg:viewBox="0 0 127 230" svg:d="M78 10c0-10 0-10-9-10-23 22-55 22-69 22v13c8 0 31 0 50-10v177c0 11 0 15-35 15h-12v13c5 0 49-2 61-2s55 2 63 2v-13h-14c-35 0-35-4-35-15z">
            <text:p/>
          </draw:path>
        </draw:g>
        <draw:custom-shape draw:style-name="gr8" draw:text-style-name="P6" xml:id="id8" draw:id="id8" draw:layer="layout" svg:width="2.453cm" svg:height="1.367cm" svg:x="8.34cm" svg:y="9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694cm" svg:height="0.75cm" svg:x="17.119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_2§svg§600§TRUE§</svg:desc>
          <draw:polygon draw:style-name="gr3" draw:text-style-name="P3" draw:layer="layout" svg:width="0.426cm" svg:height="0.403cm" svg:x="17.241cm" svg:y="9.743cm" svg:viewBox="0 0 427 404" draw:points="213,404 0,404 0,0 427,0 427,404">
            <text:p/>
          </draw:polygon>
          <draw:path draw:style-name="gr4" draw:text-style-name="P4" draw:layer="layout" svg:width="0.164cm" svg:height="0.047cm" svg:x="17.301cm" svg:y="9.742cm" svg:viewBox="0 0 165 48" svg:d="M165 7l-8-7c0 0-18 24-41 24-11 0-24-7-32-13-13-7-22-11-31-11-18 0-28 11-53 39l8 9c0-2 19-26 41-26 11 0 24 9 32 13 13 8 23 13 31 13 18 0 28-12 53-41z">
            <text:p/>
          </draw:path>
          <draw:path draw:style-name="gr4" draw:text-style-name="P4" draw:layer="layout" svg:width="0.181cm" svg:height="0.223cm" svg:x="17.266cm" svg:y="9.854cm" svg:viewBox="0 0 182 224" svg:d="M168 34c-14 0-24 11-24 22 0 7 4 14 16 14 11 0 22-8 22-28 0-21-21-42-59-42-66 0-84 50-84 73 0 38 38 46 52 49 25 4 52 10 52 38 0 12-11 53-72 53-7 0-44 0-56-25 19 1 31-13 31-27 0-11-8-17-18-17-13 0-28 10-28 33 0 28 28 47 71 47 80 0 100-60 100-81 0-18-10-31-16-36-14-15-28-17-50-22-17-4-36-7-36-29 0-15 11-45 54-45 13 0 38 3 45 23z">
            <text:p/>
          </draw:path>
          <draw:path draw:style-name="gr4" draw:text-style-name="P4" draw:layer="layout" svg:width="0.153cm" svg:height="0.229cm" svg:x="17.493cm" svg:y="9.916cm" svg:viewBox="0 0 154 230" svg:d="M154 167h-13c0 8-4 28-8 32-3 1-29 1-35 1h-63c36-32 48-42 69-57 26-21 50-42 50-76 0-42-38-67-81-67-44 0-73 31-73 62 0 18 15 19 18 19 9 0 18-5 18-18 0-6-1-18-19-18 10-25 33-32 50-32 35 0 53 26 53 54 0 31-22 55-33 68l-84 82c-3 3-3 3-3 13h143z">
            <text:p/>
          </draw:path>
        </draw:g>
        <draw:custom-shape draw:style-name="gr8" draw:text-style-name="P6" draw:layer="layout" svg:width="2.453cm" svg:height="1.367cm" svg:x="16.233cm" svg:y="9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694cm" svg:height="0.75cm" svg:x="24.909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_3§svg§600§TRUE§</svg:desc>
          <draw:polygon draw:style-name="gr3" draw:text-style-name="P3" draw:layer="layout" svg:width="0.426cm" svg:height="0.402cm" svg:x="25.031cm" svg:y="9.742cm" svg:viewBox="0 0 427 403" draw:points="213,403 0,403 0,0 427,0 427,403">
            <text:p/>
          </draw:polygon>
          <draw:path draw:style-name="gr4" draw:text-style-name="P4" draw:layer="layout" svg:width="0.164cm" svg:height="0.047cm" svg:x="25.091cm" svg:y="9.741cm" svg:viewBox="0 0 165 48" svg:d="M165 7l-8-7c0 0-18 24-41 24-11 0-24-7-32-13-13-7-22-11-31-11-18 0-28 11-53 39l8 9c0-2 19-26 41-26 11 0 24 9 32 13 13 8 23 13 31 13 18 0 28-12 53-41z">
            <text:p/>
          </draw:path>
          <draw:path draw:style-name="gr4" draw:text-style-name="P4" draw:layer="layout" svg:width="0.181cm" svg:height="0.223cm" svg:x="25.056cm" svg:y="9.853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4" draw:text-style-name="P4" draw:layer="layout" svg:width="0.159cm" svg:height="0.235cm" svg:x="25.279cm" svg:y="9.915cm" svg:viewBox="0 0 160 236" svg:d="M76 115c28 0 47 18 47 56 0 42-25 54-46 54-14 0-43-3-59-23 17 0 21-13 21-20 0-11-8-18-19-18-10 0-20 5-20 19 0 32 36 53 78 53 48 0 82-32 82-65 0-28-23-55-61-63 37-13 49-39 49-60 0-27-30-48-70-48-37 0-67 18-67 46 0 13 7 18 18 18 10 0 17-7 17-16 0-12-7-19-17-19 12-15 35-19 49-19 16 0 37 8 37 38 0 15-4 30-14 42-11 12-21 14-38 14-8 1-10 1-11 1-2 0-4 0-4 4 0 6 4 6 9 6z">
            <text:p/>
          </draw:path>
        </draw:g>
        <draw:custom-shape draw:style-name="gr8" draw:text-style-name="P6" draw:layer="layout" svg:width="2.453cm" svg:height="1.367cm" svg:x="24.023cm" svg:y="9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a_1§svg§600§TRUE§</svg:desc>
          <draw:polygon draw:style-name="gr3" draw:text-style-name="P3" draw:layer="layout" svg:width="0.455cm" svg:height="0.285cm" svg:x="13.351cm" svg:y="11.9cm" svg:viewBox="0 0 456 286" draw:points="228,286 0,286 0,0 456,0 456,286">
            <text:p/>
          </draw:polygon>
          <draw:path draw:style-name="gr4" draw:text-style-name="P4" draw:layer="layout" svg:width="0.226cm" svg:height="0.223cm" svg:x="13.371cm" svg:y="11.893cm" svg:viewBox="0 0 227 224" svg:d="M165 32c-10-18-24-32-46-32-57 0-119 73-119 146 0 46 27 78 66 78 10 0 35-1 64-36 4 21 21 36 45 36 18 0 29-11 36-26 9-19 16-49 16-49 0-6-5-6-6-6-6 0-6 3-7 10-8 32-18 60-38 60-14 0-15-13-15-22 0-12 1-14 7-37 5-21 5-25 11-45l17-68c4-14 4-16 4-17 0-9-6-14-14-14-13 0-20 11-21 22zM133 160c-3 10-3 10-10 18-22 28-42 35-56 35-25 0-32-27-32-46 0-24 15-86 28-108 15-30 36-48 57-48 32 0 39 41 39 44 0 2-1 5-2 8z">
            <text:p/>
          </draw:path>
          <draw:path draw:style-name="gr4" draw:text-style-name="P4" draw:layer="layout" svg:width="0.126cm" svg:height="0.229cm" svg:x="13.648cm" svg:y="11.956cm" svg:viewBox="0 0 127 230" svg:d="M78 10c0-10 0-10-9-10-23 22-55 22-69 22v13c8 0 31 0 50-10v177c0 11 0 15-35 15h-12v13c5 0 49-1 61-1s55 1 63 1v-13h-14c-35 0-35-4-35-15z">
            <text:p/>
          </draw:path>
        </draw:g>
        <draw:g>
          <svg:title>TexMaths</svg:title>
          <svg:desc>14§display§a_2§svg§600§TRUE§</svg:desc>
          <draw:polygon draw:style-name="gr3" draw:text-style-name="P3" draw:layer="layout" svg:width="0.455cm" svg:height="0.285cm" svg:x="21.142cm" svg:y="11.899cm" svg:viewBox="0 0 456 286" draw:points="228,286 0,286 0,0 456,0 456,286">
            <text:p/>
          </draw:polygon>
          <draw:path draw:style-name="gr4" draw:text-style-name="P4" draw:layer="layout" svg:width="0.226cm" svg:height="0.223cm" svg:x="21.162cm" svg:y="11.892cm" svg:viewBox="0 0 227 224" svg:d="M165 32c-10-18-24-32-46-32-57 0-119 73-119 146 0 46 27 78 66 78 10 0 35-1 64-36 4 21 21 36 45 36 18 0 29-11 36-26 9-19 16-49 16-49 0-6-5-6-6-6-6 0-6 3-7 10-8 32-18 60-38 60-14 0-15-13-15-22 0-12 1-14 7-37 5-21 5-25 11-45l17-68c4-14 4-16 4-17 0-9-6-14-14-14-13 0-20 11-21 22zM133 160c-3 10-3 10-10 18-22 28-42 35-56 35-25 0-32-27-32-46 0-24 15-86 28-108 15-30 36-48 57-48 32 0 39 41 39 44 0 2-1 5-2 8z">
            <text:p/>
          </draw:path>
          <draw:path draw:style-name="gr4" draw:text-style-name="P4" draw:layer="layout" svg:width="0.153cm" svg:height="0.229cm" svg:x="21.423cm" svg:y="11.955cm" svg:viewBox="0 0 154 230" svg:d="M154 167h-13c0 8-4 28-8 32-3 1-29 1-35 1h-63c36-32 48-42 69-57 26-21 50-42 50-76 0-42-38-67-81-67-44 0-73 31-73 62 0 18 15 19 18 19 9 0 18-5 18-18 0-6-1-18-19-18 10-25 33-32 50-32 35 0 53 26 53 54 0 31-22 55-33 68l-84 82c-3 3-3 3-3 13h143z">
            <text:p/>
          </draw:path>
        </draw:g>
        <draw:g>
          <svg:title>TexMaths</svg:title>
          <svg:desc>14§display§z_1§svg§600§TRUE§</svg:desc>
          <draw:polygon draw:style-name="gr3" draw:text-style-name="P3" draw:layer="layout" svg:width="0.423cm" svg:height="0.285cm" svg:x="13.404cm" svg:y="7.574cm" svg:viewBox="0 0 424 286" draw:points="213,286 0,286 0,0 424,0 424,286">
            <text:p/>
          </draw:polygon>
          <draw:path draw:style-name="gr4" draw:text-style-name="P4" draw:layer="layout" svg:width="0.209cm" svg:height="0.223cm" svg:x="13.425cm" svg:y="7.567cm" svg:viewBox="0 0 210 224" svg:d="M45 178c26-29 40-41 59-56 0-1 30-27 49-45 46-46 57-70 57-71 0-6-4-6-6-6s-4 1-7 6c-15 23-25 32-37 32s-17-9-26-17c-8-11-16-21-33-21-38 0-60 46-60 56 0 3 1 6 5 6s6-3 7-6c10-22 38-22 42-22 10 0 20 2 31 7 20 7 25 7 38 7-17 22-59 57-69 66l-45 40c-33 34-50 62-50 66s6 4 6 4c4 0 5 0 8-5 11-19 27-31 42-31 11 0 17 4 29 18 9 11 17 18 31 18 49 0 79-63 79-75 0-3-3-6-7-6-5 0-5 3-7 7-12 32-42 42-59 42-10 0-18-4-30-7-16-7-23-8-35-8 0 0-8 0-12 1z">
            <text:p/>
          </draw:path>
          <draw:path draw:style-name="gr4" draw:text-style-name="P4" draw:layer="layout" svg:width="0.126cm" svg:height="0.229cm" svg:x="13.67cm" svg:y="7.63cm" svg:viewBox="0 0 127 230" svg:d="M78 10c0-10 0-10-9-10-23 22-55 22-69 22v13c8 0 31 0 50-10v177c0 11 0 15-35 15h-12v13c5 0 49-1 61-1s55 1 63 1v-13h-14c-35 0-35-4-35-15z">
            <text:p/>
          </draw:path>
        </draw:g>
        <draw:g>
          <svg:title>TexMaths</svg:title>
          <svg:desc>14§display§z_2§svg§600§TRUE§</svg:desc>
          <draw:polygon draw:style-name="gr3" draw:text-style-name="P3" draw:layer="layout" svg:width="0.423cm" svg:height="0.285cm" svg:x="21.053cm" svg:y="7.573cm" svg:viewBox="0 0 424 286" draw:points="213,286 0,286 0,0 424,0 424,286">
            <text:p/>
          </draw:polygon>
          <draw:path draw:style-name="gr4" draw:text-style-name="P4" draw:layer="layout" svg:width="0.209cm" svg:height="0.223cm" svg:x="21.074cm" svg:y="7.566cm" svg:viewBox="0 0 210 224" svg:d="M45 178c26-29 40-41 59-56 0-1 30-27 49-45 46-46 57-70 57-71 0-6-4-6-6-6s-4 1-7 6c-15 23-25 32-37 32s-17-9-26-17c-8-11-16-21-33-21-38 0-60 46-60 56 0 3 1 6 5 6s6-3 7-6c10-22 38-22 42-22 10 0 20 2 31 7 20 7 25 7 38 7-17 22-59 57-69 66l-45 40c-33 34-50 62-50 66s6 4 6 4c4 0 5 0 8-5 11-19 27-31 42-31 11 0 17 4 29 18 9 11 17 18 31 18 49 0 79-63 79-75 0-3-3-6-7-6-5 0-5 3-7 7-12 32-42 42-59 42-10 0-18-4-30-7-16-7-23-8-35-8 0 0-8 0-12 1z">
            <text:p/>
          </draw:path>
          <draw:path draw:style-name="gr4" draw:text-style-name="P4" draw:layer="layout" svg:width="0.153cm" svg:height="0.229cm" svg:x="21.302cm" svg:y="7.629cm" svg:viewBox="0 0 154 230" svg:d="M154 167h-13c0 8-4 28-8 32-3 1-29 1-35 1h-63c36-32 48-42 69-57 26-21 50-42 50-76 0-42-38-67-81-67-44 0-73 31-73 62 0 18 15 19 18 19 9 0 18-5 18-18 0-6-1-18-19-18 10-25 33-32 50-32 35 0 53 26 53 54 0 31-22 55-33 68l-84 82c-3 3-3 3-3 13h143z">
            <text:p/>
          </draw:path>
        </draw:g>
        <draw:custom-shape draw:style-name="gr13" draw:text-style-name="P8" draw:layer="layout" svg:width="2.667cm" svg:height="1.524cm" svg:x="4.175cm" svg:y="4.4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9" draw:layer="layout" svg:width="2.542cm" svg:height="0.962cm" svg:x="4.329cm" svg:y="4.71cm">
          <draw:text-box>
            <text:p>sample</text:p>
          </draw:text-box>
        </draw:frame>
        <draw:custom-shape draw:style-name="gr13" draw:text-style-name="P8" draw:layer="layout" svg:width="2.667cm" svg:height="1.524cm" svg:x="12.174cm" svg:y="4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9" draw:layer="layout" svg:width="2.542cm" svg:height="0.962cm" svg:x="12.328cm" svg:y="4.711cm">
          <draw:text-box>
            <text:p>sample</text:p>
          </draw:text-box>
        </draw:frame>
        <draw:custom-shape draw:style-name="gr13" draw:text-style-name="P8" draw:layer="layout" svg:width="2.667cm" svg:height="1.524cm" svg:x="19.973cm" svg:y="4.4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9" draw:layer="layout" svg:width="2.542cm" svg:height="0.962cm" svg:x="20.127cm" svg:y="4.712cm">
          <draw:text-box>
            <text:p>sample</text:p>
          </draw:text-box>
        </draw:frame>
        <draw:frame draw:style-name="gr15" draw:text-style-name="P9" draw:layer="layout" svg:width="2.509cm" svg:height="0.962cm" svg:x="12.414cm" svg:y="13.092cm">
          <draw:text-box>
            <text:p>actions</text:p>
          </draw:text-box>
        </draw:frame>
        <draw:frame draw:style-name="gr15" draw:text-style-name="P9" draw:layer="layout" svg:width="1.979cm" svg:height="1.673cm" svg:x="1.2cm" svg:y="10.933cm">
          <draw:text-box>
            <text:p>Initial</text:p>
            <text:p>st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43:49.591562809</meta:creation-date>
    <dc:date>2018-09-05T20:43:05.993815873</dc:date>
    <meta:editing-duration>P1DT5H50M42S</meta:editing-duration>
    <meta:editing-cycles>27</meta:editing-cycles>
    <meta:generator>LibreOffice/5.1.6.2$Linux_X86_64 LibreOffice_project/10m0$Build-2</meta:generator>
    <meta:document-statistic meta:object-count="93"/>
  </office:meta>
</office:document-meta>
</file>